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3.4583in" fo:margin-left="0.0833in" fo:margin-top="0in" fo:margin-bottom="0in" table:align="left" style:writing-mode="lr-tb"/>
    </style:style>
    <style:style style:name="Table1.A" style:family="table-column">
      <style:table-column-properties style:column-width="1.3542in"/>
    </style:style>
    <style:style style:name="Table1.B" style:family="table-column">
      <style:table-column-properties style:column-width="2.1035in"/>
    </style:style>
    <style:style style:name="Table1.1" style:family="table-row">
      <style:table-row-properties style:min-row-height="0.2708in" fo:keep-together="auto"/>
    </style:style>
    <style:style style:name="Table1.A1" style:family="table-cell">
      <style:table-cell-properties fo:padding-left="0.0521in" fo:padding-right="0.0486in" fo:padding-top="0in" fo:padding-bottom="0in" fo:border="0.5pt solid #00000a"/>
    </style:style>
    <style:style style:name="Table1.2" style:family="table-row">
      <style:table-row-properties style:min-row-height="0.409in" fo:keep-together="auto"/>
    </style:style>
    <style:style style:name="Table1.3" style:family="table-row">
      <style:table-row-properties style:min-row-height="0.1875in" fo:keep-together="auto"/>
    </style:style>
    <style:style style:name="Table1.4" style:family="table-row">
      <style:table-row-properties style:min-row-height="0.2813in" fo:keep-together="auto"/>
    </style:style>
    <style:style style:name="Table4" style:family="table">
      <style:table-properties style:width="2.8639in" fo:margin-top="0in" fo:margin-bottom="0in" table:align="center" style:writing-mode="lr-tb"/>
    </style:style>
    <style:style style:name="Table4.A" style:family="table-column">
      <style:table-column-properties style:column-width="1.4417in"/>
    </style:style>
    <style:style style:name="Table4.B" style:family="table-column">
      <style:table-column-properties style:column-width="1.4215in"/>
    </style:style>
    <style:style style:name="Table4.1" style:family="table-row">
      <style:table-row-properties style:min-row-height="0.1868in" fo:keep-together="auto"/>
    </style:style>
    <style:style style:name="Table4.A1" style:family="table-cell">
      <style:table-cell-properties style:vertical-align="middle" fo:padding-left="0.0625in" fo:padding-right="0.059in" fo:padding-top="0in" fo:padding-bottom="0in" fo:border="0.5pt solid #00000a"/>
    </style:style>
    <style:style style:name="Table4.A2" style:family="table-cell">
      <style:table-cell-properties fo:padding-left="0.0625in" fo:padding-right="0.059in" fo:padding-top="0in" fo:padding-bottom="0in" fo:border="0.5pt solid #00000a"/>
    </style:style>
    <style:style style:name="Table2" style:family="table">
      <style:table-properties style:width="3.8882in" fo:margin-top="0in" fo:margin-bottom="0in" table:align="right" style:writing-mode="lr-tb"/>
    </style:style>
    <style:style style:name="Table2.A" style:family="table-column">
      <style:table-column-properties style:column-width="0.6396in"/>
    </style:style>
    <style:style style:name="Table2.B" style:family="table-column">
      <style:table-column-properties style:column-width="2.2632in"/>
    </style:style>
    <style:style style:name="Table2.C" style:family="table-column">
      <style:table-column-properties style:column-width="0.9854in"/>
    </style:style>
    <style:style style:name="Table2.1" style:family="table-row">
      <style:table-row-properties style:min-row-height="0.1326in" fo:keep-together="auto"/>
    </style:style>
    <style:style style:name="Table2.A1" style:family="table-cell">
      <style:table-cell-properties fo:padding-left="0.0486in" fo:padding-right="0.0486in" fo:padding-top="0in" fo:padding-bottom="0in" fo:border="0.5pt solid #00000a"/>
    </style:style>
    <style:style style:name="Table2.2" style:family="table-row">
      <style:table-row-properties style:min-row-height="0.1743in" fo:keep-together="auto"/>
    </style:style>
    <style:style style:name="Table2.3" style:family="table-row">
      <style:table-row-properties style:min-row-height="0.1493in" fo:keep-together="auto"/>
    </style:style>
    <style:style style:name="Table3" style:family="table">
      <style:table-properties style:width="3.9375in" fo:margin-left="0in" fo:margin-top="0in" fo:margin-bottom="0in" table:align="left" style:writing-mode="lr-tb"/>
    </style:style>
    <style:style style:name="Table3.A" style:family="table-column">
      <style:table-column-properties style:column-width="0.8069in"/>
    </style:style>
    <style:style style:name="Table3.B" style:family="table-column">
      <style:table-column-properties style:column-width="1.6542in"/>
    </style:style>
    <style:style style:name="Table3.C" style:family="table-column">
      <style:table-column-properties style:column-width="1.4764in"/>
    </style:style>
    <style:style style:name="Table3.1" style:family="table-row">
      <style:table-row-properties style:min-row-height="0.3542in" fo:keep-together="auto"/>
    </style:style>
    <style:style style:name="Table3.A1" style:family="table-cell">
      <style:table-cell-properties fo:padding-left="0.0486in" fo:padding-right="0.0486in" fo:padding-top="0in" fo:padding-bottom="0in" fo:border="0.5pt solid #00000a"/>
    </style:style>
    <style:style style:name="Table3.2" style:family="table-row">
      <style:table-row-properties style:min-row-height="0.6667in" fo:keep-together="auto"/>
    </style:style>
    <style:style style:name="Table3.3" style:family="table-row">
      <style:table-row-properties style:min-row-height="0.8646in" fo:keep-together="auto"/>
    </style:style>
    <style:style style:name="Table3.4" style:family="table-row">
      <style:table-row-properties style:min-row-height="0.5521in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>
        <style:tab-stops>
          <style:tab-stop style:position="0.0984in"/>
          <style:tab-stop style:position="0.1972in"/>
        </style:tab-stops>
      </style:paragraph-properties>
    </style:style>
    <style:style style:name="P3" style:family="paragraph" style:parent-style-name="Standard">
      <style:text-properties style:font-name="Times New Roman" fo:font-size="12pt" style:font-size-asian="12pt" style:font-name-complex="Times New Roman2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2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P6" style:family="paragraph" style:parent-style-name="Standard">
      <style:text-properties style:font-name="Times New Roman" fo:font-size="20pt" style:text-underline-style="solid" style:text-underline-width="auto" style:text-underline-color="font-color" fo:font-weight="bold" style:font-size-asian="20pt" style:font-weight-asian="bold" style:font-name-complex="Times New Roman2" style:font-size-complex="20pt" style:font-weight-complex="bold"/>
    </style:style>
    <style:style style:name="P7" style:family="paragraph" style:parent-style-name="Standard">
      <style:paragraph-properties fo:margin-left="0.25in" fo:margin-right="0in" fo:text-indent="0in" style:auto-text-indent="false"/>
    </style:style>
    <style:style style:name="P8" style:family="paragraph" style:parent-style-name="Standard">
      <style:paragraph-properties fo:margin-top="0in" fo:margin-bottom="0in" loext:contextual-spacing="true" fo:text-align="justify" style:justify-single-word="false"/>
    </style:style>
    <style:style style:name="P9" style:family="paragraph" style:parent-style-name="Standard">
      <style:paragraph-properties fo:margin-top="0in" fo:margin-bottom="0in" loext:contextual-spacing="true" fo:text-align="justify" style:justify-single-word="false"/>
      <style:text-properties style:font-name="Times New Roman" fo:font-size="12pt" style:font-size-asian="12pt" style:font-name-complex="Times New Roman2" style:font-size-complex="12pt"/>
    </style:style>
    <style:style style:name="P10" style:family="paragraph" style:parent-style-name="Standard">
      <style:paragraph-properties fo:margin-top="0in" fo:margin-bottom="0in" loext:contextual-spacing="true" fo:text-align="justify" style:justify-single-word="false">
        <style:tab-stops>
          <style:tab-stop style:position="0.0984in"/>
          <style:tab-stop style:position="0.1972in"/>
        </style:tab-stops>
      </style:paragraph-properties>
      <style:text-properties style:font-name="Times New Roman" fo:font-size="12pt" style:font-size-asian="12pt" style:font-name-complex="Times New Roman2" style:font-size-complex="12pt"/>
    </style:style>
    <style:style style:name="P11" style:family="paragraph" style:parent-style-name="Standard">
      <style:paragraph-properties fo:margin-top="0in" fo:margin-bottom="0in" loext:contextual-spacing="true" fo:line-height="100%"/>
    </style:style>
    <style:style style:name="P12" style:family="paragraph" style:parent-style-name="Standard">
      <style:paragraph-properties fo:margin-left="0.3937in" fo:margin-right="0in" fo:margin-top="0in" fo:margin-bottom="0in" loext:contextual-spacing="true" fo:line-height="100%" fo:text-indent="0in" style:auto-text-indent="false"/>
      <style:text-properties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P13" style:family="paragraph" style:parent-style-name="Standard">
      <style:paragraph-properties fo:margin-left="0.9835in" fo:margin-right="0in" fo:text-align="justify" style:justify-single-word="false" fo:text-indent="0in" style:auto-text-indent="false"/>
    </style:style>
    <style:style style:name="P14" style:family="paragraph" style:parent-style-name="List_20_Paragraph">
      <style:text-properties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P15" style:family="paragraph" style:parent-style-name="List_20_Paragraph">
      <style:paragraph-properties fo:text-align="justify" style:justify-single-word="false"/>
      <style:text-properties style:font-name="Times New Roman" fo:font-size="12pt" style:font-size-asian="12pt" style:font-name-complex="Times New Roman2" style:font-size-complex="12pt"/>
    </style:style>
    <style:style style:name="P16" style:family="paragraph" style:parent-style-name="List_20_Paragraph">
      <style:paragraph-properties fo:text-align="justify" style:justify-single-word="false"/>
    </style:style>
    <style:style style:name="P17" style:family="paragraph" style:parent-style-name="List_20_Paragraph" style:list-style-name="WWNum1">
      <style:paragraph-properties fo:text-align="justify" style:justify-single-word="false"/>
    </style:style>
    <style:style style:name="P18" style:family="paragraph" style:parent-style-name="List_20_Paragraph" style:list-style-name="WWNum2">
      <style:paragraph-properties fo:text-align="justify" style:justify-single-word="false"/>
    </style:style>
    <style:style style:name="P19" style:family="paragraph" style:parent-style-name="List_20_Paragraph" style:list-style-name="WWNum8">
      <style:paragraph-properties fo:text-align="justify" style:justify-single-word="false"/>
    </style:style>
    <style:style style:name="P20" style:family="paragraph" style:parent-style-name="List_20_Paragraph" style:list-style-name="WWNum3">
      <style:paragraph-properties fo:text-align="justify" style:justify-single-word="false"/>
    </style:style>
    <style:style style:name="P21" style:family="paragraph" style:parent-style-name="List_20_Paragraph" style:list-style-name="WWNum6">
      <style:paragraph-properties fo:text-align="justify" style:justify-single-word="false"/>
    </style:style>
    <style:style style:name="P22" style:family="paragraph" style:parent-style-name="List_20_Paragraph" style:list-style-name="WWNum3"/>
    <style:style style:name="P23" style:family="paragraph" style:parent-style-name="List_20_Paragraph">
      <style:paragraph-properties fo:margin-left="0in" fo:margin-right="0in" fo:text-indent="0in" style:auto-text-indent="false"/>
    </style:style>
    <style:style style:name="P24" style:family="paragraph" style:parent-style-name="List_20_Paragraph">
      <style:paragraph-properties fo:margin-left="0in" fo:margin-right="0in" fo:text-align="justify" style:justify-single-word="false" fo:text-indent="0in" style:auto-text-indent="false"/>
    </style:style>
    <style:style style:name="P25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26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style:font-name="Times New Roman" fo:font-size="12pt" style:font-size-asian="12pt" style:font-name-complex="Times New Roman2" style:font-size-complex="12pt"/>
    </style:style>
    <style:style style:name="P27" style:family="paragraph" style:parent-style-name="List_20_Paragraph" style:list-style-name="WWNum3">
      <style:paragraph-properties fo:margin-left="0.3937in" fo:margin-right="0in" fo:text-align="justify" style:justify-single-word="false" fo:text-indent="-0.2953in" style:auto-text-indent="false"/>
    </style:style>
    <style:style style:name="P28" style:family="paragraph" style:parent-style-name="List_20_Paragraph" style:list-style-name="WWNum5">
      <style:paragraph-properties fo:margin-top="0in" fo:margin-bottom="0in" loext:contextual-spacing="true" fo:line-height="100%"/>
    </style:style>
    <style:style style:name="P29" style:family="paragraph" style:parent-style-name="List_20_Paragraph" style:list-style-name="WWNum4">
      <style:paragraph-properties fo:margin-top="0in" fo:margin-bottom="0in" loext:contextual-spacing="true" fo:line-height="100%" fo:text-align="justify" style:justify-single-word="false"/>
    </style:style>
    <style:style style:name="P30" style:family="paragraph" style:parent-style-name="List_20_Paragraph">
      <style:paragraph-properties fo:margin-left="0.75in" fo:margin-right="0in" fo:margin-top="0in" fo:margin-bottom="0in" loext:contextual-spacing="true" fo:line-height="100%" fo:text-align="justify" style:justify-single-word="false" fo:text-indent="0in" style:auto-text-indent="false"/>
      <style:text-properties style:font-name="Times New Roman" fo:font-size="12pt" style:font-size-asian="12pt" style:font-name-complex="Times New Roman2" style:font-size-complex="12pt"/>
    </style:style>
    <style:style style:name="P31" style:family="paragraph" style:parent-style-name="List_20_Paragraph">
      <style:paragraph-properties fo:margin-left="0.75in" fo:margin-right="0in" fo:text-align="justify" style:justify-single-word="false" fo:text-indent="0in" style:auto-text-indent="false"/>
      <style:text-properties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P32" style:family="paragraph" style:parent-style-name="List_20_Paragraph" style:list-style-name="WWNum3">
      <style:paragraph-properties fo:margin-left="0.75in" fo:margin-right="0in" fo:text-align="justify" style:justify-single-word="false" fo:text-indent="-0.25in" style:auto-text-indent="false"/>
    </style:style>
    <style:style style:name="P33" style:family="paragraph" style:parent-style-name="List_20_Paragraph">
      <style:paragraph-properties fo:margin-left="0.25in" fo:margin-right="0in" fo:text-align="justify" style:justify-single-word="false" fo:text-indent="0in" style:auto-text-indent="false"/>
      <style:text-properties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P34" style:family="paragraph" style:parent-style-name="No_20_Spacing">
      <style:paragraph-properties fo:text-align="center" style:justify-single-word="false"/>
    </style:style>
    <style:style style:name="P35" style:family="paragraph" style:parent-style-name="No_20_Spacing">
      <style:text-properties style:font-name="Times New Roman" fo:font-weight="bold" style:font-weight-asian="bold" style:font-name-complex="Times New Roman2"/>
    </style:style>
    <style:style style:name="P36" style:family="paragraph" style:parent-style-name="No_20_Spacing" style:master-page-name="Standard">
      <style:paragraph-properties fo:text-align="center" style:justify-single-word="false" style:page-number="auto"/>
    </style:style>
    <style:style style:name="P37" style:family="paragraph" style:parent-style-name="Frame_20_contents">
      <style:paragraph-properties fo:margin-top="0in" fo:margin-bottom="0in" loext:contextual-spacing="false"/>
      <style:text-properties fo:color="#000000"/>
    </style:style>
    <style:style style:name="P38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P40" style:family="paragraph">
      <loext:graphic-properties draw:fill="solid" draw:fill-color="#4f81bd"/>
      <style:paragraph-properties fo:text-align="start"/>
      <style:text-properties fo:font-size="18pt"/>
    </style:style>
    <style:style style:name="T1" style:family="text">
      <style:text-properties style:font-name="Times New Roman" fo:font-weight="bold" style:font-weight-asian="bold" style:font-name-complex="Times New Roman2"/>
    </style:style>
    <style:style style:name="T2" style:family="text">
      <style:text-properties style:font-name="Times New Roman" fo:font-weight="bold" style:font-weight-asian="bold" style:font-name-complex="Times New Roman2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T5" style:family="text">
      <style:text-properties style:font-name="Times New Roman" fo:font-size="12pt" style:font-size-asian="12pt" style:font-name-complex="Times New Roman2" style:font-size-complex="12pt"/>
    </style:style>
    <style:style style:name="T6" style:family="text">
      <style:text-properties style:font-name="Times New Roman" fo:font-size="12pt" style:font-size-asian="12pt" style:font-name-complex="Times New Roman2" style:font-size-complex="12pt"/>
    </style:style>
    <style:style style:name="T7" style:family="text">
      <style:text-properties style:font-name="Times New Roman" fo:font-size="12pt" style:font-size-asian="12pt" style:font-name-complex="Times New Roman2" style:font-size-complex="12pt" style:font-style-complex="italic" style:font-weight-complex="bold"/>
    </style:style>
    <style:style style:name="T8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2" style:font-size-complex="12pt"/>
    </style:style>
    <style:style style:name="T9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2" style:font-size-complex="12pt" style:font-weight-complex="bold"/>
    </style:style>
    <style:style style:name="T10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T11" style:family="text">
      <style:text-properties style:font-name="Times New Roman" fo:font-size="12pt" fo:font-style="italic" style:font-size-asian="12pt" style:font-style-asian="italic" style:font-name-complex="Times New Roman2" style:font-size-complex="12pt" style:font-style-complex="italic"/>
    </style:style>
    <style:style style:name="T12" style:family="text">
      <style:text-properties style:font-name="Times New Roman" style:font-name-complex="Times New Roman2"/>
    </style:style>
    <style:style style:name="T13" style:family="text">
      <style:text-properties style:font-name="Times New Roman" fo:language="en" fo:country="US" style:font-name-complex="Times New Roman2"/>
    </style:style>
    <style:style style:name="T14" style:family="text">
      <style:text-properties style:font-name="Times New Roman" fo:language="en" fo:country="US" fo:font-weight="bold" style:font-weight-asian="bold" style:font-name-complex="Times New Roman2" style:font-weight-complex="bold"/>
    </style:style>
    <style:style style:name="T15" style:family="text">
      <style:text-properties style:font-name="Times New Roman" fo:font-size="20pt" style:text-underline-style="solid" style:text-underline-width="auto" style:text-underline-color="font-color" fo:font-weight="bold" style:font-size-asian="20pt" style:font-weight-asian="bold" style:font-name-complex="Times New Roman2" style:font-size-complex="20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Arial" fo:font-weight="bold" style:font-weight-asian="bold" style:font-name-complex="Arial1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ragraph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-content" draw:opacity="0%" fo:padding="0in" fo:border="none"/>
    </style:style>
    <style:style style:name="Sect1" style:family="section">
      <style:section-properties text:dont-balance-text-columns="true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gr1" style:family="graphic" style:parent-style-name="Frame">
      <style:graphic-properties draw:stroke="solid" svg:stroke-width="0.028in" svg:stroke-color="#000000" draw:fill="solid" draw:fill-color="#ffffff" draw:textarea-vertical-align="middle" draw:auto-grow-height="false" fo:min-height="1.8173in" fo:min-width="2.6547in" fo:padding-top="0.05in" fo:padding-bottom="0.05in" fo:padding-left="0.1in" fo:padding-right="0.1in" fo:wrap-option="wrap" fo:margin-left="0.1252in" fo:margin-right="0.1457in" fo:margin-top="0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4a7ebb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563in" fo:margin-top="0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8in" svg:stroke-color="#3a5f8b" draw:fill="solid" draw:fill-color="#4f81bd" draw:textarea-vertical-align="top" draw:auto-grow-height="false" fo:min-height="0.3in" fo:min-width="0in" fo:padding-top="0.0492in" fo:padding-bottom="0.0492in" fo:padding-left="0.0984in" fo:padding-right="0.0984in" fo:wrap-option="wrap" fo:margin-left="0.1457in" fo:margin-right="0.1772in" fo:margin-top="0in" fo:margin-bottom="0.0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">Université des Sciences et de la Technologie Houari Boumediene</text:span></text:p>
      <text:p text:style-name="P34"><text:span text:style-name="T1">Faculté d’Electronique et d’Informatique</text:span></text:p>
      <text:p text:style-name="P34"><text:span text:style-name="T1">Département d’Informatique</text:span></text:p>
      <text:p text:style-name="No_20_Spacing"><text:span text:style-name="T1"><text:s text:c="16"/>Master SII, <text:s/>Année Universitaire : 2018/2019, Module Compilation</text:span></text:p>
      <text:p text:style-name="P35"><draw:line text:anchor-type="paragraph" draw:z-index="1" draw:name="Connecteur droit 4" draw:style-name="gr2" draw:text-style-name="P39" svg:x1="2.828in" svg:y1="0.1516in" svg:x2="2.8906in" svg:y2="9.1307in"><text:p/></draw:line></text:p>
      <text:section text:style-name="Sect1" text:name="TextSection">
        <text:list xml:id="list3451747695" text:style-name="WWNum1">
          <text:list-item>
            <text:p text:style-name="P17"><text:span text:style-name="T4">Introduction </text:span></text:p>
          </text:list-item>
        </text:list>
        <text:p text:style-name="Standard"><text:span text:style-name="T5">Le but de ce projet est de réaliser un mini-compilateur de langage décrit ci-dessous, en effectuant les différentes phases de la compilation : lexicale, syntaxique, sémantique, générations de code intermédiaire et génération de code objet.</text:span></text:p>
        <text:list xml:id="list230881182" text:style-name="WWNum2">
          <text:list-item>
            <text:p text:style-name="P18"><text:span text:style-name="T4">Description du Langage </text:span></text:p>
          </text:list-item>
        </text:list>
        <text:p text:style-name="P1"><text:span text:style-name="T4">II.1 La structure générale </text:span></text:p>
        <text:p text:style-name="Standard"><draw:custom-shape text:anchor-type="paragraph" draw:z-index="0" draw:name="Rectangle 3" draw:style-name="gr1" draw:text-style-name="P38" svg:width="2.8543in" svg:height="1.9169in" svg:x="-0.8402in" svg:y="0.0008in"><text:p text:style-name="P37"><text:span text:style-name="T16">#</text:span>PartieDeclarationBibliotheque</text:p><text:p text:style-name="P37"><text:span text:style-name="T16">Programme <text:s/>nomProgramme</text:span><text:bookmark text:name="_GoBack"/></text:p><text:p text:style-name="P37"><text:span text:style-name="T16">{</text:span></text:p><text:p text:style-name="P37"><text:span text:style-name="T16"><text:s text:c="6"/></text:span><text:s text:c="2"/>PartieDeclarationDeVariable</text:p><text:p text:style-name="P37"><text:span text:style-name="T16"><text:s text:c="8"/></text:span>PartieInstructions</text:p><text:p text:style-name="P37"><text:span text:style-name="T16">}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Standard"/>
        <text:p text:style-name="Standard"/>
        <text:p text:style-name="Standard"/>
        <text:p text:style-name="Standard"/>
        <text:p text:style-name="P3"/>
        <text:p text:style-name="P7"><text:span text:style-name="T4">La partie de déclaration de bibliothèques</text:span></text:p>
        <text:list xml:id="list2950407917" text:style-name="WWNum8">
          <text:list-item>
            <text:p text:style-name="P19"><text:span text:style-name="T5">Le programme peut contenir une liste de bibliothèque qu’on doit déclarer au début de programme. Chaque bibliothèque doit être sur une ligne séparée et précédée par le symbole « # ».</text:span></text:p>
          </text:list-item>
          <text:list-item>
            <text:p text:style-name="P19"><text:span text:style-name="T5">La liste des bibliothèques autorisées est :</text:span></text:p>
          </text:list-item>
        </text:list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Standard"><text:span text:style-name="T5">Nom</text:span></text:p>
            </table:table-cell>
            <table:table-cell table:style-name="Table1.A1" office:value-type="string">
              <text:p text:style-name="Standard"><text:span text:style-name="T5">usage</text:span></text:p>
            </table:table-cell>
          </table:table-row>
          <table:table-row table:style-name="Table1.2">
            <table:table-cell table:style-name="Table1.A1" office:value-type="string">
              <text:p text:style-name="Standard"><text:span text:style-name="T5">Calcul</text:span></text:p>
            </table:table-cell>
            <table:table-cell table:style-name="Table1.A1" office:value-type="string">
              <text:p text:style-name="Standard"><text:span text:style-name="T5">Pour les instructions arithmétiques</text:span></text:p>
            </table:table-cell>
          </table:table-row>
          <table:table-row table:style-name="Table1.3">
            <table:table-cell table:style-name="Table1.A1" office:value-type="string">
              <text:p text:style-name="Standard"><text:span text:style-name="T5">BOUCLE</text:span></text:p>
            </table:table-cell>
            <table:table-cell table:style-name="Table1.A1" office:value-type="string">
              <text:p text:style-name="Standard"><text:span text:style-name="T5">Pour les instructions de boucle</text:span></text:p>
            </table:table-cell>
          </table:table-row>
          <table:table-row table:style-name="Table1.4">
            <table:table-cell table:style-name="Table1.A1" office:value-type="string">
              <text:p text:style-name="Standard"><text:span text:style-name="T5">TAB</text:span></text:p>
            </table:table-cell>
            <table:table-cell table:style-name="Table1.A1" office:value-type="string">
              <text:p text:style-name="Standard"><text:span text:style-name="T5">Lorsqu’on utilise des tableaux</text:span></text:p>
            </table:table-cell>
          </table:table-row>
        </table:table>
        <text:p text:style-name="P3"/>
        <text:p text:style-name="P1"><text:span text:style-name="T4">La Partie déclaration de variables</text:span></text:p>
        <text:p text:style-name="P1"><text:span text:style-name="T5">Nous pouvons déclarer dans ce langage des variables (simples ou tableaux) et des constantes.</text:span></text:p>
        <text:list xml:id="list3804121126" text:style-name="WWNum3">
          <text:list-item>
            <text:p text:style-name="P20"><text:span text:style-name="T5">Variable simple : Type  Liste de Variables;</text:span></text:p>
          </text:list-item>
          <text:list-item>
            <text:p text:style-name="P20"><text:span text:style-name="T5">Tableau <text:s text:c="8"/>: Type  NomVariable [taille] ;</text:span></text:p>
          </text:list-item>
          <text:list-item>
            <text:p text:style-name="P20"><text:span text:style-name="T5">Constante : Type CONST Liste de Constantes ;</text:span></text:p>
          </text:list-item>
        </text:list>
        <text:p text:style-name="P8"><text:span text:style-name="T4">Liste de Variables </text:span><text:span text:style-name="T5"><text:s/>est une suite d’identificateurs séparés par des <text:s text:c="3"/>||</text:span></text:p>
        <text:p text:style-name="P8"><text:span text:style-name="T4">taille</text:span><text:span text:style-name="T5"> est un chiffre strictement positif.</text:span></text:p>
        <text:p text:style-name="P9"/>
        <text:p text:style-name="Standard"><text:span text:style-name="T4">Un identificateur</text:span><text:span text:style-name="T5"> est une suite alphanumérique qui commence par lettre </text:span><text:span text:style-name="T9">Majuscule</text:span><text:span text:style-name="T5"> et qui ne dépasse pas 12 caractères.</text:span></text:p>
        <text:p text:style-name="P8"><text:span text:style-name="T4">Type </text:span><text:span text:style-name="T5">est le nom du type de la variable qui peut être : Integer, Real.</text:span></text:p>
        <text:p text:style-name="P10"/>
        <text:p text:style-name="P2"><text:span text:style-name="T5">La déclaration d’un ensemble de variables s’effectue en séparant les noms de variables par ‘,’.</text:span></text:p>
        <text:p text:style-name="P1"><text:span text:style-name="T5">Exemple :</text:span><text:span text:style-name="T4">Type ::</text:span><text:span text:style-name="T5"> NomVariable1, NomVariable2;</text:span></text:p>
        <text:p text:style-name="Standard"><draw:frame draw:style-name="fr1" draw:name="Frame2" text:anchor-type="paragraph" svg:x="-0.1709in" svg:y="0.1693in" svg:width="3.8882in" draw:z-index="4"><draw:text-box fo:min-height="0in"><table:table table:name="Table2" table:style-name="Table2"><table:table-column table:style-name="Table2.A"/><table:table-column table:style-name="Table2.B"/><table:table-column table:style-name="Table2.C"/><table:table-row table:style-name="Table2.1"><table:table-cell table:style-name="Table2.A1" office:value-type="string"><text:p text:style-name="P24"><text:span text:style-name="T5">Le type</text:span></text:p></table:table-cell><table:table-cell table:style-name="Table2.A1" office:value-type="string"><text:p text:style-name="P24"><text:span text:style-name="T5">Description</text:span></text:p></table:table-cell><table:table-cell table:style-name="Table2.A1" office:value-type="string"><text:p text:style-name="P24"><text:span text:style-name="T5">exemple</text:span></text:p></table:table-cell></table:table-row><table:table-row table:style-name="Table2.2"><table:table-cell table:style-name="Table2.A1" office:value-type="string"><text:p text:style-name="P24"><text:span text:style-name="T12">Ineteger</text:span></text:p></table:table-cell><table:table-cell table:style-name="Table2.A1" office:value-type="string"><text:p text:style-name="P24"><text:span text:style-name="T12">Un entier est une suite de chiffres. Signé ou non.Sa valeur est entre -32768 et 32767.</text:span></text:p></table:table-cell><table:table-cell table:style-name="Table2.A1" office:value-type="string"><text:p text:style-name="P24"><text:span text:style-name="T12">5, -5</text:span></text:p></table:table-cell></table:table-row><table:table-row table:style-name="Table2.3"><table:table-cell table:style-name="Table2.A1" office:value-type="string"><text:p text:style-name="P24"><text:span text:style-name="T12">Real</text:span></text:p></table:table-cell><table:table-cell table:style-name="Table2.A1" office:value-type="string"><text:p text:style-name="P24"><text:span text:style-name="T12">Une suite de chiffres contenant le point décimal. </text:span></text:p></table:table-cell><table:table-cell table:style-name="Table2.A1" office:value-type="string"><text:p text:style-name="P24"><text:span text:style-name="T12">5.5, -5.5</text:span></text:p></table:table-cell></table:table-row></table:table></draw:text-box></draw:frame></text:p>
        <text:p text:style-name="Standard"><text:soft-page-break/><text:span text:style-name="T4">La Partie instruction</text:span></text:p>
        <text:p text:style-name="P16"><text:span text:style-name="T5">Dans notre langage, </text:span><text:span text:style-name="T9">SUELES</text:span><text:span text:style-name="T5"> les instructions suivantes sont autorisées :</text:span></text:p>
        <text:p text:style-name="P15"/>
        <text:p text:style-name="P5"><draw:frame draw:style-name="fr2" draw:name="Frame3" text:anchor-type="paragraph" svg:x="-0.052in" svg:y="-0.0102in" svg:width="3.9374in" draw:z-index="5"><draw:text-box fo:min-height="0in"><table:table table:name="Table3" table:style-name="Table3"><table:table-column table:style-name="Table3.A"/><table:table-column table:style-name="Table3.B"/><table:table-column table:style-name="Table3.C"/><table:table-row table:style-name="Table3.1"><table:table-cell table:style-name="Table3.A1" office:value-type="string"><text:p text:style-name="P24"><text:span text:style-name="T12">Instruction </text:span></text:p></table:table-cell><table:table-cell table:style-name="Table3.A1" office:value-type="string"><text:p text:style-name="P23"><text:span text:style-name="T12">Description</text:span></text:p></table:table-cell><table:table-cell table:style-name="Table3.A1" office:value-type="string"><text:p text:style-name="P24"><text:span text:style-name="T12">Exemple</text:span></text:p></table:table-cell></table:table-row><table:table-row table:style-name="Table3.2"><table:table-cell table:style-name="Table3.A1" office:value-type="string"><text:p text:style-name="P24"><text:span text:style-name="T12">Affectation</text:span></text:p></table:table-cell><table:table-cell table:style-name="Table3.A1" office:value-type="string"><text:p text:style-name="P23"><text:span text:style-name="T12">Idf :=</text:span><text:span text:style-name="T2"> </text:span><text:span text:style-name="T12">expression arithmétique ;</text:span></text:p></table:table-cell><table:table-cell table:style-name="Table3.A1" office:value-type="string"><text:p text:style-name="P24"><text:span text:style-name="T12">A :=2 ;</text:span></text:p><text:p text:style-name="P24"><text:span text:style-name="T12">A :=C+D ;</text:span></text:p><text:p text:style-name="P24"><text:span text:style-name="T12">Tab[2] :=a+b/2 ;</text:span></text:p></table:table-cell></table:table-row><table:table-row table:style-name="Table3.3"><table:table-cell table:style-name="Table3.A1" office:value-type="string"><text:p text:style-name="P24"><text:span text:style-name="T13">Boucle </text:span></text:p></table:table-cell><table:table-cell table:style-name="Table3.A1" office:value-type="string"><text:p text:style-name="P23"><text:span text:style-name="T2">While (</text:span><text:span text:style-name="T12"> cond) </text:span></text:p><text:p text:style-name="P23"><text:span text:style-name="T2">{</text:span></text:p><text:p text:style-name="P23"><text:span text:style-name="T12"><text:s text:c="3"/>Bloc Instructions</text:span></text:p><text:p text:style-name="P23"><text:span text:style-name="T2">}</text:span></text:p></table:table-cell><table:table-cell table:style-name="Table3.A1" office:value-type="string"><text:p text:style-name="P24"><text:span text:style-name="T13">While(i&lt;j)</text:span></text:p><text:p text:style-name="P24"><text:span text:style-name="T13">{</text:span></text:p><text:p text:style-name="P24"><text:span text:style-name="T13">A :=2 ;</text:span></text:p><text:p text:style-name="P24"><text:span text:style-name="T13">A :=C+D ;</text:span></text:p><text:p text:style-name="P24"><text:span text:style-name="T13">}</text:span></text:p></table:table-cell></table:table-row><table:table-row table:style-name="Table3.4"><table:table-cell table:style-name="Table3.A1" office:value-type="string"><text:p text:style-name="P24"><text:span text:style-name="T13">condition</text:span></text:p></table:table-cell><table:table-cell table:style-name="Table3.A1" office:value-type="string"><text:p text:style-name="P23"><text:span text:style-name="T14">EXECUT</text:span><text:span text:style-name="T13"> INSTRUCTIONS</text:span></text:p><text:p text:style-name="P23"><text:span text:style-name="T13"><text:s/></text:span><text:span text:style-name="T14">IF (</text:span><text:span text:style-name="T13">condition )</text:span></text:p></table:table-cell><table:table-cell table:style-name="Table3.A1" office:value-type="string"><text:p text:style-name="P24"><text:span text:style-name="T12">EXECUT i :=5 ; IF (j==2)</text:span></text:p></table:table-cell></table:table-row></table:table></draw:text-box></draw:frame></text:p>
        <text:list xml:id="list93835564659695" text:continue-numbering="true" text:style-name="WWNum3">
          <text:list-item>
            <text:p text:style-name="P27"><text:span text:style-name="T4">Les expressions arithmétiques</text:span><text:span text:style-name="T5"> sont <text:s/>composées des opérateurs : +, *,- ,/</text:span></text:p>
          </text:list-item>
          <text:list-item>
            <text:p text:style-name="P22"><text:span text:style-name="T3">Opérateurs de comparaison sont : ==, &lt; , &gt;, &lt;=, &gt;=, !=</text:span></text:p>
          </text:list-item>
        </text:list>
        <text:p text:style-name="P11"><text:span text:style-name="T8">Associativité et Priorité des opérateurs</text:span></text:p>
        <text:p text:style-name="P12"/>
        <text:list xml:id="list3702857581" text:style-name="WWNum5">
          <text:list-item>
            <text:p text:style-name="P28"><text:span text:style-name="T10">Associativité : </text:span><text:span text:style-name="T7">gauche pour tous les opérateurs</text:span></text:p>
          </text:list-item>
        </text:list>
        <text:list xml:id="list2004976204" text:style-name="WWNum4">
          <text:list-item>
            <text:p text:style-name="P29"><text:span text:style-name="T10">Priorité : </text:span><text:span text:style-name="T5">les priorités sont données par la table suivante par ordre croissant :</text:span></text:p>
          </text:list-item>
        </text:list>
        <text:p text:style-name="P30"><draw:custom-shape text:anchor-type="paragraph" draw:z-index="2" draw:name="Flèche vers le bas 10" draw:style-name="gr3" draw:text-style-name="P40" svg:width="0.3232in" svg:height="0.4795in" svg:x="3.3575in" svg:y="0.1398in"><text:p/><draw:enhanced-geometry draw:mirror-horizontal="false" draw:mirror-vertical="false" draw:text-areas="?f8 0 ?f9 ?f12" svg:viewBox="0 0 0 0" draw:type="ooxml-downArrow" draw:modifiers="50000 50000" draw:enhanced-path="M 0 ?f5 L ?f8 ?f5 ?f8 0 ?f9 0 ?f9 ?f5 ?f14 ?f5 ?f7 ?f13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?f11 -0"/><draw:equation draw:name="f13" draw:formula="logheight"/><draw:equation draw:name="f14" draw:formula="logwidth"/><draw:handle draw:handle-position="?f8 0" draw:handle-range-x-maximum="100000" draw:handle-range-x-minimum="0"/><draw:handle draw:handle-position="0 ?f5" draw:handle-range-y-maximum="?f1" draw:handle-range-y-minimum="0"/></draw:enhanced-geometry></draw:custom-shap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rows-spanned="2" office:value-type="string">
              <text:p text:style-name="P25"><text:span text:style-name="T11">Opérateurs Arithmétiques</text:span></text:p>
            </table:table-cell>
            <table:table-cell table:style-name="Table4.A1" office:value-type="string">
              <text:p text:style-name="P25"><text:span text:style-name="T5">+ <text:s text:c="2"/>-</text:span></text:p>
            </table:table-cell>
          </table:table-row>
          <table:table-row table:style-name="Table4.1">
            <table:covered-table-cell/>
            <table:table-cell table:style-name="Table4.A1" office:value-type="string">
              <text:p text:style-name="P25"><text:span text:style-name="T5">* <text:s text:c="2"/>/</text:span></text:p>
            </table:table-cell>
          </table:table-row>
        </table:table>
        <text:p text:style-name="P4"/>
        <text:p text:style-name="P1"><text:span text:style-name="T4">II.9 Les commentaires</text:span></text:p>
        <text:p text:style-name="P1"><text:span text:style-name="T5">Un commentaire peut être écrit sur une ou sur plusieurs lignes en mettant le texte entre « // » et « // »</text:span></text:p>
        <text:p text:style-name="P1"><text:span text:style-name="T4">Exemple</text:span><text:span text:style-name="T5"> :</text:span></text:p>
        <text:p text:style-name="P13"><text:span text:style-name="T5">//ceci est</text:span></text:p>
        <text:p text:style-name="P13"><text:span text:style-name="T5">Un commentaire//</text:span></text:p>
        <text:list xml:id="list93835927180782" text:continue-list="list3451747695" text:style-name="WWNum1">
          <text:list-item>
            <text:p text:style-name="P17"><text:span text:style-name="T4">Travail à réaliser : </text:span></text:p>
          </text:list-item>
        </text:list>
        <text:p text:style-name="P1"><text:span text:style-name="T5">Ci-dessous les différentes phases à effectuer afin de réaliser le compilateur demandé. </text:span></text:p>
        <text:list xml:id="list93835336877515" text:continue-list="list93835564659695" text:style-name="WWNum3">
          <text:list-item>
            <text:p text:style-name="P20"><text:span text:style-name="T4">Analyse lexicale avec l’outil FLEX.</text:span></text:p>
          </text:list-item>
          <text:list-item>
            <text:p text:style-name="P20"><text:span text:style-name="T4">Analyse <text:s/>syntaxique avec l'outil Bison </text:span></text:p>
          </text:list-item>
          <text:list-item>
            <text:p text:style-name="P20"><text:span text:style-name="T4">Analyse sémantique pour les erreurs suivantes :</text:span></text:p>
          </text:list-item>
        </text:list>
        <text:list xml:id="list875625655" text:style-name="WWNum6">
          <text:list-item>
            <text:p text:style-name="P21"><text:span text:style-name="T5">Idf non déclaré</text:span></text:p>
          </text:list-item>
          <text:list-item>
            <text:p text:style-name="P21"><text:span text:style-name="T5">Idf double déclarée</text:span></text:p>
          </text:list-item>
          <text:list-item>
            <text:p text:style-name="P21"><text:span text:style-name="T5">Non compatibilité de type</text:span></text:p>
          </text:list-item>
          <text:list-item>
            <text:p text:style-name="P21"><text:span text:style-name="T5">Dépassement de la taille d’un tableau</text:span></text:p>
          </text:list-item>
          <text:list-item>
            <text:p text:style-name="P21"><text:span text:style-name="T5">Absence d’une bibliothèque nécessaire</text:span></text:p>
          </text:list-item>
        </text:list>
        <text:p text:style-name="P31"/>
        <text:list xml:id="list93834137298977" text:continue-list="list93835336877515" text:style-name="WWNum3">
          <text:list-item>
            <text:p text:style-name="P20"><text:span text:style-name="T4">Gestion de la table de symboles</text:span><text:span text:style-name="T5"> La table doit avoir au minimum les champs suivants : </text:span></text:p>
          </text:list-item>
          <text:list-item>
            <text:p text:style-name="P32"><text:span text:style-name="T5">Nom : l’identificateur qui indique le nom de la variable (ou constante), Tab, etc. </text:span></text:p>
          </text:list-item>
          <text:list-item>
            <text:p text:style-name="P32"><text:span text:style-name="T5">Type : le type de la variable ou la constante </text:span></text:p>
          </text:list-item>
          <text:list-item>
            <text:p text:style-name="P32"><text:span text:style-name="T5">Taille : la taille du tableau (la taille est égale à 1 pour les variables simples).</text:span></text:p>
          </text:list-item>
        </text:list>
        <text:p text:style-name="P33"/>
        <text:list xml:id="list93835991532531" text:continue-numbering="true" text:style-name="WWNum3">
          <text:list-item>
            <text:p text:style-name="P20"><text:span text:style-name="T4">Génération de code intermédiaire</text:span><text:span text:style-name="T5"> sous forme de quadruplet. Et ceci pour toutes les instructions possible, en prenant en compte les boucles imbriqué.</text:span></text:p>
          </text:list-item>
        </text:list>
        <text:p text:style-name="P14"/>
        <text:list xml:id="list93834438467948" text:continue-numbering="true" text:style-name="WWNum3">
          <text:list-item>
            <text:p text:style-name="P20"><text:span text:style-name="T4">Génération de code objet : </text:span><text:span text:style-name="T5">l’étudiant doit développer le code objet la structure assembleur 80x86.</text:span></text:p>
          </text:list-item>
        </text:list>
        <text:p text:style-name="P14"><text:soft-page-break/></text:p>
        <text:list xml:id="list93834546872817" text:continue-numbering="true" text:style-name="WWNum3">
          <text:list-item>
            <text:p text:style-name="P20"><text:span text:style-name="T4">Traitement des erreurs : </text:span></text:p>
          </text:list-item>
        </text:list>
        <text:p text:style-name="P1"><text:span text:style-name="T5">Il est demandé d’afficher les messages d’erreurs adéquats à chaque étape du processus de compilation, en précisant le numéro de ligne et la colonne de l’erreur.</text:span></text:p>
        <text:p text:style-name="Standard"/>
        <text:p text:style-name="P6"/>
        <text:p text:style-name="P6"/>
        <text:p text:style-name="P6"/>
        <text:p text:style-name="P6"/>
        <text:p text:style-name="Standard"><text:span text:style-name="T15">Bon courage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F" style:font-family-generic-asian="system" style:font-pitch-asian="variable" style:font-size-asian="12pt" style:language-asian="fr" style:country-asian="FR" style:font-name-complex="Times New Roman2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fo:font-size="12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fo:font-size="12pt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mene2014</meta:initial-creator>
    <meta:editing-cycles>38</meta:editing-cycles>
    <meta:creation-date>2017-10-29T20:02:00</meta:creation-date>
    <dc:date>2018-10-28T09:38:33.654505590</dc:date>
    <meta:editing-duration>PT5H30M57S</meta:editing-duration>
    <meta:generator>LibreOffice/6.0.3.2$Linux_X86_64 LibreOffice_project/00m0$Build-2</meta:generator>
    <meta:document-statistic meta:table-count="4" meta:image-count="0" meta:object-count="0" meta:page-count="3" meta:paragraph-count="101" meta:word-count="631" meta:character-count="3854" meta:non-whitespace-character-count="327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